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82345E41F0F2C8A.png" manifest:media-type="image/png"/>
  <manifest:file-entry manifest:full-path="Pictures/10000201000002330000019D7B8367F02A6813F4.png" manifest:media-type="image/png"/>
  <manifest:file-entry manifest:full-path="Pictures/1000020100000280000001E0B17A52A63033FC7B.png" manifest:media-type="image/png"/>
  <manifest:file-entry manifest:full-path="Pictures/10000201000002320000019D5A4B7B07A561889B.png" manifest:media-type="image/png"/>
  <manifest:file-entry manifest:full-path="Pictures/1000020100000280000001E0F909212C8B24535B.png" manifest:media-type="image/png"/>
  <manifest:file-entry manifest:full-path="Pictures/10000201000002340000019D8D26D169CE04D170.png" manifest:media-type="image/png"/>
  <manifest:file-entry manifest:full-path="Pictures/100002010000022E0000019D0048CCB388F5898F.png" manifest:media-type="image/png"/>
  <manifest:file-entry manifest:full-path="Pictures/1000020100000280000001E0ABC8CE567CF18B24.png" manifest:media-type="image/png"/>
  <manifest:file-entry manifest:full-path="Pictures/100002010000022B0000019D928F6694346E0C9B.png" manifest:media-type="image/png"/>
  <manifest:file-entry manifest:full-path="Pictures/1000020100000280000001E07B40A087A244E500.png" manifest:media-type="image/png"/>
  <manifest:file-entry manifest:full-path="Pictures/10000201000002300000019D4AD1032FA376F8DB.png" manifest:media-type="image/png"/>
  <manifest:file-entry manifest:full-path="Pictures/100002010000022A0000019D5C2F31718E1FDBF8.png" manifest:media-type="image/png"/>
  <manifest:file-entry manifest:full-path="Pictures/1000020100000280000001E07E2711853B8467B8.png" manifest:media-type="image/png"/>
  <manifest:file-entry manifest:full-path="Pictures/1000020100000280000001E0469F589FC4E2A9EB.png" manifest:media-type="image/png"/>
  <manifest:file-entry manifest:full-path="Pictures/100002010000022F0000019D631B4460FA7A4FB3.png" manifest:media-type="image/png"/>
  <manifest:file-entry manifest:full-path="Pictures/1000020100000280000001E08A7FF352753AD342.png" manifest:media-type="image/png"/>
  <manifest:file-entry manifest:full-path="Pictures/100002010000022D0000019DA3A6AE956292E7EC.png" manifest:media-type="image/png"/>
  <manifest:file-entry manifest:full-path="Pictures/1000020100000280000001E0A8B77970A77347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0.449cm" svg:height="30.336cm" svg:x="22.907cm" svg:y="0cm">
          <draw:image xlink:href="Pictures/1000020100000280000001E0F909212C8B24535B.png" xlink:type="simple" xlink:show="embed" xlink:actuate="onLoad" loext:mime-type="image/png">
            <text:p/>
          </draw:image>
        </draw:frame>
        <draw:frame draw:style-name="gr1" draw:text-style-name="P1" draw:layer="layout" svg:width="24.191cm" svg:height="18.034cm" svg:x="0.265cm" svg:y="0.365cm">
          <draw:image xlink:href="Pictures/100002010000022A0000019D5C2F31718E1FDBF8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0.618cm" svg:height="30.463cm" svg:x="22.738cm" svg:y="0cm">
          <draw:image xlink:href="Pictures/1000020100000280000001E0ABC8CE567CF18B24.png" xlink:type="simple" xlink:show="embed" xlink:actuate="onLoad" loext:mime-type="image/png">
            <text:p/>
          </draw:image>
        </draw:frame>
        <draw:frame draw:style-name="gr1" draw:text-style-name="P1" draw:layer="layout" svg:width="24.555cm" svg:height="18.272cm" svg:x="0.112cm" svg:y="0cm">
          <draw:image xlink:href="Pictures/100002010000022B0000019D928F6694346E0C9B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40.618cm" svg:height="30.463cm" svg:x="22.865cm" svg:y="0cm">
          <draw:image xlink:href="Pictures/1000020100000280000001E07E2711853B8467B8.png" xlink:type="simple" xlink:show="embed" xlink:actuate="onLoad" loext:mime-type="image/png">
            <text:p/>
          </draw:image>
        </draw:frame>
        <draw:frame draw:style-name="gr1" draw:text-style-name="P1" draw:layer="layout" svg:width="24.594cm" svg:height="18.236cm" svg:x="0.062cm" svg:y="0.036cm">
          <draw:image xlink:href="Pictures/100002010000022D0000019DA3A6AE956292E7EC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40.641cm" svg:height="30.48cm" svg:x="22.859cm" svg:y="0cm">
          <draw:image xlink:href="Pictures/1000020100000280000001E07B40A087A244E500.png" xlink:type="simple" xlink:show="embed" xlink:actuate="onLoad" loext:mime-type="image/png">
            <text:p/>
          </draw:image>
        </draw:frame>
        <draw:frame draw:style-name="gr1" draw:text-style-name="P1" draw:layer="layout" svg:width="24.516cm" svg:height="18.145cm" svg:x="0.163cm" svg:y="0cm">
          <draw:image xlink:href="Pictures/100002010000022E0000019D0048CCB388F5898F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40.618cm" svg:height="30.463cm" svg:x="22.865cm" svg:y="0cm">
          <draw:image xlink:href="Pictures/1000020100000280000001E0469F589FC4E2A9EB.png" xlink:type="simple" xlink:show="embed" xlink:actuate="onLoad" loext:mime-type="image/png">
            <text:p/>
          </draw:image>
        </draw:frame>
        <draw:frame draw:style-name="gr1" draw:text-style-name="P1" draw:layer="layout" svg:width="24.511cm" svg:height="18.109cm" svg:x="0.138cm" svg:y="0.036cm">
          <draw:image xlink:href="Pictures/100002010000022F0000019D631B4460FA7A4FB3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40.766cm" svg:height="30.574cm" svg:x="22.717cm" svg:y="-0.094cm">
          <draw:image xlink:href="Pictures/1000020100000280000001E08A7FF352753AD342.png" xlink:type="simple" xlink:show="embed" xlink:actuate="onLoad" loext:mime-type="image/png">
            <text:p/>
          </draw:image>
        </draw:frame>
        <draw:frame draw:style-name="gr1" draw:text-style-name="P1" draw:layer="layout" svg:width="24.9cm" svg:height="18.363cm" svg:x="-0.015cm" svg:y="0.036cm">
          <draw:image xlink:href="Pictures/10000201000002300000019D4AD1032FA376F8D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40.385cm" svg:height="30.288cm" svg:x="22.971cm" svg:y="0.175cm">
          <draw:image xlink:href="Pictures/1000020100000280000001E0A8B77970A77347FC.png" xlink:type="simple" xlink:show="embed" xlink:actuate="onLoad" loext:mime-type="image/png">
            <text:p/>
          </draw:image>
        </draw:frame>
        <draw:frame draw:style-name="gr1" draw:text-style-name="P1" draw:layer="layout" svg:width="24.864cm" svg:height="18.272cm" svg:x="0.062cm" svg:y="0cm">
          <draw:image xlink:href="Pictures/10000201000002320000019D5A4B7B07A561889B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40.656cm" svg:height="30.491cm" svg:x="22.844cm" svg:y="-0.011cm">
          <draw:image xlink:href="Pictures/1000020100000280000001E0B17A52A63033FC7B.png" xlink:type="simple" xlink:show="embed" xlink:actuate="onLoad" loext:mime-type="image/png">
            <text:p/>
          </draw:image>
        </draw:frame>
        <draw:frame draw:style-name="gr1" draw:text-style-name="P1" draw:layer="layout" svg:width="24.909cm" svg:height="18.272cm" svg:x="0.036cm" svg:y="0cm">
          <draw:image xlink:href="Pictures/10000201000002330000019D7B8367F02A6813F4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40.639cm" svg:height="30.479cm" svg:x="22.844cm" svg:y="-0.016cm">
          <draw:image xlink:href="Pictures/1000020100000280000001E0182345E41F0F2C8A.png" xlink:type="simple" xlink:show="embed" xlink:actuate="onLoad" loext:mime-type="image/png">
            <text:p/>
          </draw:image>
        </draw:frame>
        <draw:frame draw:style-name="gr1" draw:text-style-name="P1" draw:layer="layout" svg:width="24.779cm" svg:height="18.145cm" svg:x="0cm" svg:y="0cm">
          <draw:image xlink:href="Pictures/10000201000002340000019D8D26D169CE04D17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24:48.576447019</meta:creation-date>
    <dc:date>2022-05-09T17:32:47.517000296</dc:date>
    <meta:editing-duration>PT20S</meta:editing-duration>
    <meta:editing-cycles>1</meta:editing-cycles>
    <meta:document-statistic meta:object-count="18"/>
    <meta:generator>LibreOffice/6.4.7.2$Linux_X86_64 LibreOffice_project/40$Build-2</meta:generator>
  </office:meta>
</office:document-meta>
</file>